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1500" officeooo:paragraph-rsid="001c1500"/>
    </style:style>
    <style:style style:name="P2" style:family="paragraph" style:parent-style-name="Standard">
      <style:text-properties officeooo:rsid="001c7ee0" officeooo:paragraph-rsid="001c7ee0"/>
    </style:style>
    <style:style style:name="P3" style:family="paragraph" style:parent-style-name="Standard">
      <style:text-properties officeooo:rsid="001ff019" officeooo:paragraph-rsid="001ff019"/>
    </style:style>
    <style:style style:name="P4" style:family="paragraph" style:parent-style-name="Standard">
      <style:text-properties officeooo:rsid="001ff5cf" officeooo:paragraph-rsid="001ff5cf"/>
    </style:style>
    <style:style style:name="P5" style:family="paragraph" style:parent-style-name="Standard">
      <style:text-properties officeooo:rsid="001ff5cf" officeooo:paragraph-rsid="002160ea"/>
    </style:style>
    <style:style style:name="P6" style:family="paragraph" style:parent-style-name="Standard">
      <style:text-properties officeooo:rsid="0022850a" officeooo:paragraph-rsid="0022850a"/>
    </style:style>
    <style:style style:name="P7" style:family="paragraph" style:parent-style-name="Standard">
      <style:text-properties officeooo:rsid="0022cfd2" officeooo:paragraph-rsid="0022cfd2"/>
    </style:style>
    <style:style style:name="P8" style:family="paragraph" style:parent-style-name="Standard">
      <style:text-properties officeooo:rsid="0022ecbb" officeooo:paragraph-rsid="0022ecbb"/>
    </style:style>
    <style:style style:name="P9" style:family="paragraph" style:parent-style-name="Standard">
      <style:text-properties officeooo:rsid="0023b187" officeooo:paragraph-rsid="0023b187"/>
    </style:style>
    <style:style style:name="P10" style:family="paragraph" style:parent-style-name="Standard">
      <style:text-properties officeooo:rsid="00250c3e" officeooo:paragraph-rsid="00250c3e"/>
    </style:style>
    <style:style style:name="P11" style:family="paragraph" style:parent-style-name="Standard">
      <style:text-properties officeooo:rsid="00251429" officeooo:paragraph-rsid="00251429"/>
    </style:style>
    <style:style style:name="P12" style:family="paragraph" style:parent-style-name="Standard">
      <style:text-properties officeooo:rsid="00251429" officeooo:paragraph-rsid="00259ae6"/>
    </style:style>
    <style:style style:name="P13" style:family="paragraph" style:parent-style-name="Standard">
      <style:text-properties officeooo:rsid="00251429" officeooo:paragraph-rsid="00277ee9"/>
    </style:style>
    <style:style style:name="P14" style:family="paragraph" style:parent-style-name="Standard">
      <style:text-properties officeooo:rsid="00277ee9" officeooo:paragraph-rsid="00277ee9"/>
    </style:style>
    <style:style style:name="P15" style:family="paragraph" style:parent-style-name="Standard">
      <style:text-properties officeooo:rsid="0029cb0e" officeooo:paragraph-rsid="0029cb0e"/>
    </style:style>
    <style:style style:name="P16" style:family="paragraph" style:parent-style-name="Standard">
      <style:text-properties fo:font-size="16pt" officeooo:rsid="001ff019" officeooo:paragraph-rsid="001ff019" style:font-size-asian="16pt" style:font-size-complex="16pt"/>
    </style:style>
    <style:style style:name="P17" style:family="paragraph" style:parent-style-name="Standard">
      <style:text-properties fo:font-size="18pt" officeooo:rsid="001c1500" officeooo:paragraph-rsid="001c1500" style:font-size-asian="18pt" style:font-size-complex="18pt"/>
    </style:style>
    <style:style style:name="P18" style:family="paragraph" style:parent-style-name="Standard">
      <style:text-properties officeooo:rsid="002a4cc9" officeooo:paragraph-rsid="002a4cc9"/>
    </style:style>
    <style:style style:name="P19" style:family="paragraph" style:parent-style-name="Standard">
      <style:text-properties officeooo:rsid="002a5015" officeooo:paragraph-rsid="002a5015"/>
    </style:style>
    <style:style style:name="T1" style:family="text">
      <style:text-properties officeooo:rsid="001c7ee0"/>
    </style:style>
    <style:style style:name="T2" style:family="text">
      <style:text-properties officeooo:rsid="002160ea"/>
    </style:style>
    <style:style style:name="T3" style:family="text">
      <style:text-properties officeooo:rsid="0022850a"/>
    </style:style>
    <style:style style:name="T4" style:family="text">
      <style:text-properties officeooo:rsid="0022cfd2"/>
    </style:style>
    <style:style style:name="T5" style:family="text">
      <style:text-properties officeooo:rsid="0022ecbb"/>
    </style:style>
    <style:style style:name="T6" style:family="text">
      <style:text-properties officeooo:rsid="0023b187"/>
    </style:style>
    <style:style style:name="T7" style:family="text">
      <style:text-properties officeooo:rsid="00250c3e"/>
    </style:style>
    <style:style style:name="T8" style:family="text">
      <style:text-properties officeooo:rsid="00251429"/>
    </style:style>
    <style:style style:name="T9" style:family="text">
      <style:text-properties officeooo:rsid="00259ae6"/>
    </style:style>
    <style:style style:name="T10" style:family="text">
      <style:text-properties officeooo:rsid="00277ee9"/>
    </style:style>
    <style:style style:name="T11" style:family="text">
      <style:text-properties officeooo:rsid="002a50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NOTES ON MRI, CONNECTOME AND BRAIN REGISTRATION METHODS</text:p>
      <text:p text:style-name="P1"/>
      <text:p text:style-name="P1">GENERAL INFO</text:p>
      <text:p text:style-name="P1">- each brain has a unique anotomy and circuitry determined by genetics, environmental influences and life experience. Neural connections as fingerprints.</text:p>
      <text:p text:style-name="P1">-The human connectome project consists in finding a good map of the wirings of the live human brain. Then it will be possible to study the variability of human connectomes and study how they change with experience and ageing.</text:p>
      <text:p text:style-name="P1">-Right now we have only 1 complete map for <text:span text:style-name="T2">a </text:span>roundworm, the “Caenorhabditits Elegans”, with 300 neurons and 7000 connections. Human brain has 100 bilions connections more.</text:p>
      <text:p text:style-name="P1"/>
      <text:p text:style-name="P1">MRI – <text:span text:style-name="T1">Magnetic Resonance Imaging</text:span></text:p>
      <text:p text:style-name="P1">- MRI is the standard tool for the macroscale study of the brain cortex <text:span text:style-name="T1">and its functionalities</text:span></text:p>
      <text:p text:style-name="P1">- <text:span text:style-name="T1">microscale analysis (synapses and neurotransmitters) is done with EM – Electron Microscopy </text:span></text:p>
      <text:p text:style-name="P1">- <text:span text:style-name="T1">it is used to scan anatomic features and functional connectivity</text:span></text:p>
      <text:p text:style-name="P1">- MRI scanners are characterized by a magnetic field strength (3/7 Tesla) and a gradient strength (40/300 mT/m). High gradient means better and more signal.</text:p>
      <text:p text:style-name="P1">- a peculiar MRI is diffusion MRI (like DSI or HARDI) which detect the axonal fibers (i.e. the neural connections) observing the motion of water molecules. They move more rapidly parallelly than perpendicularly. <text:span text:style-name="T1">The procedure of constructing the connection net by dMRI is called tractography.</text:span></text:p>
      <text:p text:style-name="P1"/>
      <text:p text:style-name="P1"/>
      <text:p text:style-name="P16">HIGH RESOLUTION INTERSUJECT AVERAGING AND A COORDINATE SYSTEM FOR THE CORTICAL SURFACE</text:p>
      <text:p text:style-name="P3"/>
      <text:p text:style-name="P4">INTRO: </text:p>
      <text:p text:style-name="P4">- human cortex surface is a highly folded sheet with gyr<text:span text:style-name="T4">al</text:span> and sulc<text:span text:style-name="T4">al landmarks</text:span>. <text:span text:style-name="T3">The cortex is some mm thick.</text:span></text:p>
      <text:p text:style-name="P4">-<text:span text:style-name="T3"> functional dimensions are mapped in cortical areass arranged in characteristic patterns. Mapped parameters vary more rapidly paralleley than in the cortical thickness</text:span></text:p>
      <text:p text:style-name="P4">- typical brain maps are based on topography <text:s/>oriented parallel to the cortical surface. Nevertheless the coordinate system are usually 3D rather than relative to the 2D cortical sheet. <text:span text:style-name="T3">We want a map that specifies a unique correspondence between locations in <text:s/>one brain and another (REGISTRATION)</text:span></text:p>
      <text:p text:style-name="P5">- the goal is to develop a <text:span text:style-name="T2">method based on an average folding pattern across many subjects with a spherical </text:span>surface-based coordinate system <text:span text:style-name="T2">and a non-rigid alignment of the individuals</text:span></text:p>
      <text:p text:style-name="P5">- <text:span text:style-name="T2">the method has a much higher localization accuracy of structural and functional features</text:span></text:p>
      <text:p text:style-name="P5"/>
      <text:p text:style-name="P6">COMPARISON TERM: TALAIRACH METHOD</text:p>
      <text:p text:style-name="P6">-the standard method for data across subjects is the 3D normalization approach which is quite used and accepted</text:p>
      <text:p text:style-name="P6">DISADVANTAGES:</text:p>
      <text:p text:style-name="P6">– 3D distances will underestimate the true distance alonf the cortical surface (e.g. 2 points in a sulcus) →<text:span text:style-name="T5"> metric properties do not reflect the cortex sheet</text:span></text:p>
      <text:p text:style-name="P4">– <text:span text:style-name="T3">important between-subjects difference in the location of cortical anatomies after alignmetn → poor anatomical precision</text:span></text:p>
      <text:p text:style-name="P15">OTHER METHODS</text:p>
      <text:p text:style-name="P7"><text:soft-page-break/>- Other methods use a non rigid aligment which gradually morph a volume in another with great accurate results BUT no alignment of sulcal and gyral patterns, which are predictors of the location of functional areas</text:p>
      <text:p text:style-name="P7"/>
      <text:p text:style-name="P7">- Another one apply fluid deformations driven by labeled anatomical landmarks BUT in this technique the surface has to be incised to not have distorsion which can really affect the registration</text:p>
      <text:p text:style-name="P7"/>
      <text:p text:style-name="P8">THE PROPOSED METHOD</text:p>
      <text:p text:style-name="P8">– the brain hemisphers are topologically equivalent to a sphere → spherical coordinate system with no incisions</text:p>
      <text:p text:style-name="P8">- the mapping of the individual inflate<text:span text:style-name="T7">d</text:span> surface <text:span text:style-name="T6">(reconstructed surface from the pial one)</text:span> onto a sphere is done with an isometric transformation</text:p>
      <text:p text:style-name="P8">- the surfaces are then morphed into a parametrizable surface and registered with a surface-based averages across subjects, driven by folding alignement and isometry preservation</text:p>
      <text:p text:style-name="P8"/>
      <text:p text:style-name="P9">ADVANTAGES:</text:p>
      <text:p text:style-name="P9">– reflect the intrinsic topology <text:span text:style-name="T7">and preservation of the local connectivities</text:span></text:p>
      <text:p text:style-name="P9">– metric distortions are minimized</text:p>
      <text:p text:style-name="P9">– no labelling or incisions are needed</text:p>
      <text:p text:style-name="P9">– registration with the proposed <text:span text:style-name="T7">spherical </text:span>coord system is1-to-1 and onto <text:span text:style-name="T7">with longitude and colatitude</text:span>, invertible <text:span text:style-name="T7">transformation and flat so with easy calculations</text:span></text:p>
      <text:p text:style-name="P9">– blurring effect on the cortical areas <text:span text:style-name="T9">introduced by the coord transf </text:span>are greatly reduced. <text:span text:style-name="T10">This translates in a more detailed relationship between structure and function and in a stronger statistical power of the map in the cross-subject averaging procedure.</text:span></text:p>
      <text:p text:style-name="P9"/>
      <text:p text:style-name="P10">ENERGY FUNCTIONAL</text:p>
      <text:p text:style-name="P10">The complete energy functional for the spherical transformation is composed by 3 terms:</text:p>
      <text:p text:style-name="P10">A) Jp, the alignment energy functional which minimizes the MSD between the inter-subjects average convexity <text:s/>C_ <text:s/>and the individual C, modulated by the estimated variance of convexity across subjects. (Negative and Pos values of C correspond to gyros and sulci)</text:p>
      <text:p text:style-name="P10">B) Jd, distance term to preserve distances and give local stiffness</text:p>
      <text:p text:style-name="P10">C) Ja, areal term to prevent great expansions and compressions <text:span text:style-name="T8">to respect the individual variability</text:span></text:p>
      <text:p text:style-name="P10"/>
      <text:p text:style-name="P11">-Ja and Jd are modulated by lambda parameters. High lambda_d means high rigidity of the transformation. They are to be defined empyrically. </text:p>
      <text:p text:style-name="P11"/>
      <text:p text:style-name="P12">- <text:span text:style-name="T9">the blurring is measured with a metric V based on the spatial spread over which a feature occurs across individuals. It consists in the percent difference between the total labelled area Apool and the mean A_ across the subjects. It is 0 if there is a perfect match (all individuals equal)</text:span></text:p>
      <text:p text:style-name="P12"/>
      <text:p text:style-name="P12"><text:span text:style-name="T9">PROCEDURE:</text:span></text:p>
      <text:p text:style-name="P13"><text:span text:style-name="T9">1. initial template, taking a set of subj and making a rigid alignmetn (lambda_d = 0.5) to mantain patients variability</text:span></text:p>
      <text:p text:style-name="P13"><text:span text:style-name="T10">2. computation of summary statistics of convexity on the initial template</text:span></text:p>
      <text:p text:style-name="P14">3. repeated alignment with less rigidity (lambda_d=0.1) with the stat of point 2 and to have a more accurate morph</text:p>
      <text:p text:style-name="P14"/>
      <text:p text:style-name="P10"/>
      <text:p text:style-name="P16">SIMPLIFIED INTERSUBJECT AVERAGING ON THE CORTICAL SURFACE USING SUMA</text:p>
      <text:p text:style-name="P3"/>
      <text:p text:style-name="P2"/>
      <text:p text:style-name="P18"><text:soft-page-break/>Here they introduce a novel technique for the construction of inter subject averaging maps.</text:p>
      <text:p text:style-name="P18"/>
      <text:p text:style-name="P18">They propose a method <text:span text:style-name="T11">called AC-PC technique </text:span>in 2 steps:</text:p>
      <text:p text:style-name="P18">1. <text:span text:style-name="T11">individual models are created for each cortical surface and there is the alignment of the location of the anterior commisure (AC) and posterior commisure (PC)</text:span></text:p>
      <text:p text:style-name="P19">2. then each surface is standardized to all have the same number of nodes with the same indexing</text:p>
      <text:p text:style-name="P19"/>
      <text:p text:style-name="P19">When applied to fMRI for task and group comparisons, the statistics in the average activation map are much better than the standard volume-based approaches. The result is equivalent to high-dimensionional morphing techniques with surface-averaging but here it is not required a template <text:s/>brain <text:s/>and does not introduce deformations of sulcal an gyral patterns; so the original individual topology is maintained and can be used for the comparison</text:p>
      <text:p text:style-name="P19"/>
      <text:p text:style-name="P19">The tools for the AC-PC method are available in the SUMA software package. <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5T12:28:14.865155060</meta:creation-date>
    <dc:date>2017-01-25T15:39:30.651464434</dc:date>
    <meta:editing-duration>PT33M37S</meta:editing-duration>
    <meta:editing-cycles>5</meta:editing-cycles>
    <meta:generator>LibreOffice/5.1.4.2$Linux_X86_64 LibreOffice_project/10m0$Build-2</meta:generator>
    <meta:document-statistic meta:table-count="0" meta:image-count="0" meta:object-count="0" meta:page-count="3" meta:paragraph-count="54" meta:word-count="1003" meta:character-count="6456" meta:non-whitespace-character-count="5486"/>
  </office:meta>
</office:document-meta>
</file>